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6pt" officeooo:paragraph-rsid="000dcbe9"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6T22:26:32.931000000</dc:date>
    <meta:editing-duration>PT3M21S</meta:editing-duration>
    <meta:editing-cycles>8</meta:editing-cycles>
    <meta:generator>LibreOffice/7.6.4.1$Windows_X86_64 LibreOffice_project/e19e193f88cd6c0525a17fb7a176ed8e6a3e2aa1</meta:generator>
    <meta:document-statistic meta:table-count="0" meta:image-count="0" meta:object-count="0" meta:page-count="1" meta:paragraph-count="3" meta:word-count="318" meta:character-count="2154" meta:non-whitespace-character-count="1839"/>
  </office:meta>
</office:document-meta>
</file>